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4fc9" officeooo:paragraph-rsid="000c4fc9"/>
    </style:style>
    <style:style style:name="P2" style:family="paragraph" style:parent-style-name="Standard">
      <style:text-properties style:font-name="DejaVu Sans" fo:font-size="14pt" officeooo:rsid="000d0c5d" officeooo:paragraph-rsid="000d0c5d" style:font-size-asian="14pt" style:font-size-complex="14pt"/>
    </style:style>
    <style:style style:name="P3" style:family="paragraph" style:parent-style-name="Standard">
      <style:text-properties style:font-name="DejaVu Sans" officeooo:rsid="000d0c5d" officeooo:paragraph-rsid="000d0c5d"/>
    </style:style>
    <style:style style:name="P4" style:family="paragraph" style:parent-style-name="Standard">
      <style:text-properties style:font-name="DejaVu Sans" officeooo:rsid="000d0c5d" officeooo:paragraph-rsid="000edd2a"/>
    </style:style>
    <style:style style:name="P5" style:family="paragraph" style:parent-style-name="Standard">
      <style:text-properties style:font-name="DejaVu Sans" fo:font-size="20pt" officeooo:rsid="000c4fc9" officeooo:paragraph-rsid="000c4fc9" style:font-size-asian="20pt" style:font-size-complex="20pt"/>
    </style:style>
    <style:style style:name="P6" style:family="paragraph" style:parent-style-name="Standard">
      <style:text-properties style:font-name="DejaVu Sans" officeooo:rsid="000feaf5" officeooo:paragraph-rsid="000feaf5"/>
    </style:style>
    <style:style style:name="P7" style:family="paragraph" style:parent-style-name="Standard">
      <style:text-properties style:font-name="DejaVu Sans" officeooo:rsid="0010c788" officeooo:paragraph-rsid="0010c788"/>
    </style:style>
    <style:style style:name="P8" style:family="paragraph" style:parent-style-name="Standard">
      <style:text-properties style:font-name="DejaVu Sans" fo:font-size="12pt" officeooo:rsid="001162eb" officeooo:paragraph-rsid="001162eb" style:font-size-asian="12pt" style:font-size-complex="12pt"/>
    </style:style>
    <style:style style:name="P9" style:family="paragraph" style:parent-style-name="Standard">
      <style:text-properties style:font-name="DejaVu Sans" officeooo:rsid="0012ff09" officeooo:paragraph-rsid="0012ff09"/>
    </style:style>
    <style:style style:name="T1" style:family="text">
      <style:text-properties officeooo:rsid="000c4fc9"/>
    </style:style>
    <style:style style:name="T2" style:family="text">
      <style:text-properties officeooo:rsid="000edd2a"/>
    </style:style>
    <style:style style:name="T3" style:family="text">
      <style:text-properties officeooo:rsid="000feaf5"/>
    </style:style>
    <style:style style:name="T4" style:family="text">
      <style:text-properties officeooo:rsid="00137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 to Eclipse</text:p>
      <text:p text:style-name="P1">Eclipse plug-in architecture.</text:p>
      <text:p text:style-name="P1">Extensions and extension points.</text:p>
      <text:p text:style-name="P3">Project Natures and Builders.</text:p>
      <text:p text:style-name="P9">Eclipse Resources, manipulating Projects, Folders and files.</text:p>
      <text:p text:style-name="P3"/>
      <text:p text:style-name="P2">What's in a plug-in?</text:p>
      <text:p text:style-name="P3">A project + manifest.</text:p>
      <text:p text:style-name="P3">Source + libraries.</text:p>
      <text:p text:style-name="P3"/>
      <text:p text:style-name="P4">Plug-in manifest: describ<text:span text:style-name="T4">ing</text:span> <text:span text:style-name="T2">plug-ins</text:span>: <text:span text:style-name="T2">versioning, dependencies, runtime, extensions, extension points, build libraries.</text:span></text:p>
      <text:p text:style-name="P3"/>
      <text:p text:style-name="P3"><text:span text:style-name="T3">F</text:span>eatures and update sites. </text:p>
      <text:p text:style-name="P1"/>
      <text:p text:style-name="P6">Preferences: p<text:span text:style-name="T1">latform target, </text:span>install sites.</text:p>
      <text:p text:style-name="P1"/>
      <text:p text:style-name="P7">Eclipse modelling framework: ecore, genmodels, sample editors.</text:p>
      <text:p text:style-name="P7">GMF.</text:p>
      <text:p text:style-name="P7"/>
      <text:p text:style-name="P7"/>
      <text:p text:style-name="P1"/>
      <text:p text:style-name="P5">Introduction to Rodin</text:p>
      <text:p text:style-name="P8"/>
      <text:p text:style-name="P8">Rodin database: </text:p>
      <text:p text:style-name="P8">Rodin 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9-15T10:44:48.536544610</meta:creation-date>
    <dc:date>2014-09-15T14:26:46.221792298</dc:date>
    <dc:creator>andy </dc:creator>
    <meta:editing-duration>PT3H25M54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1" meta:paragraph-count="16" meta:word-count="68" meta:character-count="535" meta:non-whitespace-character-count="481"/>
  </office:meta>
</office:document-meta>
</file>